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charset="x-symbol"/>
    <style:font-face style:name="OpenSymbol1" svg:font-family="OpenSymbol, 'Arial Unicode MS'"/>
    <style:font-face style:name="Symbol" svg:font-family="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32252" officeooo:paragraph-rsid="00132252"/>
    </style:style>
    <style:style style:name="P2" style:family="paragraph" style:parent-style-name="Text_20_body">
      <style:text-properties officeooo:rsid="00132252" officeooo:paragraph-rsid="00134d2a"/>
    </style:style>
    <style:style style:name="P3" style:family="paragraph" style:parent-style-name="Text_20_body">
      <style:paragraph-properties fo:text-align="end" style:justify-single-word="false"/>
      <style:text-properties fo:color="#ed1c24" fo:background-color="transparent"/>
    </style:style>
    <style:style style:name="P4" style:family="paragraph" style:parent-style-name="Title">
      <style:paragraph-properties fo:text-align="end" style:justify-single-word="false"/>
      <style:text-properties fo:color="#ed1c24" fo:background-color="transparent"/>
    </style:style>
    <style:style style:name="P5" style:family="paragraph" style:parent-style-name="Heading"/>
    <style:style style:name="P6" style:family="paragraph" style:parent-style-name="Heading">
      <style:text-properties officeooo:paragraph-rsid="00134d2a"/>
    </style:style>
    <style:style style:name="P7" style:family="paragraph" style:parent-style-name="Text_20_body">
      <style:text-properties officeooo:rsid="00134d2a" officeooo:paragraph-rsid="00134d2a"/>
    </style:style>
    <style:style style:name="P8" style:family="paragraph" style:parent-style-name="Text_20_body">
      <style:text-properties officeooo:rsid="00134d2a" officeooo:paragraph-rsid="0014f867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/>
    <style:style style:name="P12" style:family="paragraph" style:parent-style-name="Text_20_body">
      <style:text-properties officeooo:paragraph-rsid="00132252"/>
    </style:style>
    <style:style style:name="P13" style:family="paragraph" style:parent-style-name="Text_20_body">
      <style:text-properties officeooo:paragraph-rsid="0014f867"/>
    </style:style>
    <style:style style:name="P14" style:family="paragraph" style:parent-style-name="Text_20_body">
      <style:text-properties officeooo:rsid="00132252" officeooo:paragraph-rsid="00134d2a"/>
    </style:style>
    <style:style style:name="P15" style:family="paragraph" style:parent-style-name="Text_20_body">
      <style:text-properties officeooo:rsid="0014f867" officeooo:paragraph-rsid="0014f867"/>
    </style:style>
    <style:style style:name="P16" style:family="paragraph" style:parent-style-name="Heading_20_1">
      <style:text-properties officeooo:paragraph-rsid="00132252"/>
    </style:style>
    <style:style style:name="P17" style:family="paragraph" style:parent-style-name="Heading_20_1"/>
    <style:style style:name="T1" style:family="text">
      <style:text-properties officeooo:rsid="00134d2a"/>
    </style:style>
    <style:style style:name="T2" style:family="text">
      <style:text-properties officeooo:rsid="0014f867"/>
    </style:style>
    <style:style style:name="T3" style:family="text">
      <style:text-properties officeooo:rsid="00179ea1"/>
    </style:style>
    <style:style style:name="T4" style:family="text">
      <style:text-properties officeooo:rsid="00198279"/>
    </style:style>
    <style:style style:name="T5" style:family="text">
      <style:text-properties officeooo:rsid="001b175a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list para atividades do controlador</text:p>
      <text:p text:style-name="P3"/>
      <text:p text:style-name="Text_20_body"/>
      <text:h text:style-name="P16" text:outline-level="1" text:is-list-header="true">DOCUMENTAÇÃO E TRANSPARÊNCIA</text:h>
      <text:p text:style-name="Heading"/>
      <text:p text:style-name="Heading"><text:span text:style-name="T1">Tema: </text:span>Sobre a rastreabilidade dos dados</text:p>
      <text:p text:style-name="P1">QUESTÃO 1</text:p>
      <text:list xml:id="list2589354222" text:style-name="L1">
        <text:list-item>
          <text:p text:style-name="P9">Foi identificado a porta de entrada e saída dos dados pessoais?</text:p>
        </text:list-item>
      </text:list>
      <text:p text:style-name="P1">QUESTÃO 2</text:p>
      <text:list xml:id="list4173392563" text:style-name="L2">
        <text:list-item>
          <text:p text:style-name="P10">Está documentado quais dados pessoais a empresa já possui?</text:p>
        </text:list-item>
      </text:list>
      <text:p text:style-name="P2">QUESTÃO <text:span text:style-name="T1">3</text:span></text:p>
      <text:p text:style-name="Text_20_body">Está documentado o histórico de tratamento dos dados pessoais?</text:p>
      <text:p text:style-name="P14">QUESTÃO <text:span text:style-name="T1">4</text:span></text:p>
      <text:p text:style-name="Text_20_body">Está documentado com quem você compartilha os dados pessoais?</text:p>
      <text:p text:style-name="P14">QUESTÃO <text:span text:style-name="T1">5</text:span></text:p>
      <text:p text:style-name="Text_20_body">Está mapeado o fluxo para inserção de novos dados pessoais que ainda não é tratado?</text:p>
      <text:p text:style-name="P14">QUESTÃO <text:span text:style-name="T1">6</text:span></text:p>
      <text:p text:style-name="Text_20_body">Está <text:span text:style-name="T3">documentado</text:span> o fim do tratamento do dado pessoal <text:span text:style-name="T3">ou a anonimização do mesmo ?</text:span></text:p>
      <text:p text:style-name="Text_20_body"/>
      <text:p text:style-name="Heading"><text:span text:style-name="T1">Tema: </text:span>Sobre a portabilidade e compartilhamento dos dados</text:p>
      <text:p text:style-name="P14"><text:span text:style-name="T5">Q</text:span>UESTÃO <text:span text:style-name="T1">7</text:span></text:p>
      <text:p text:style-name="Text_20_body">Existe um fluxo de processo para compartilhar facilmente a estrutura de dados quando necessário?</text:p>
      <text:p text:style-name="P14">QUESTÃO <text:span text:style-name="T1">8</text:span></text:p>
      <text:p text:style-name="Text_20_body">Está documentado situações em que os dados serão compartilhados com terceiros para fins de estudo ?</text:p>
      <text:p text:style-name="P14"/>
      <text:p text:style-name="P14"><text:soft-page-break/>QUESTÃO <text:span text:style-name="T1">9</text:span></text:p>
      <text:p text:style-name="Text_20_body">Está documentado situações em que os dados serão compartilhados com terceiros para fins de proteção da vida ou tutela de saúde ?</text:p>
      <text:p text:style-name="P14">QUESTÃO <text:span text:style-name="T1">10</text:span></text:p>
      <text:p text:style-name="Text_20_body">Está documentado situações em que os dados serão compartilhados com terceiros para fins de política pública ?</text:p>
      <text:p text:style-name="P7">QUESTÃO 11</text:p>
      <text:p text:style-name="Text_20_body">Está documentado situações em que os dados serão compartilhados com terceiros para fins de segurança do estado ?</text:p>
      <text:p text:style-name="Heading"><text:span text:style-name="T1">Tema: </text:span><text:s/>Consentimento e tratamento legítimo do dado</text:p>
      <text:p text:style-name="P7">QUESTÃO 12</text:p>
      <text:p text:style-name="Text_20_body">Está documentado a finalidade de ter que tratar determinado dado pessoal e deixa isso transparente?</text:p>
      <text:p text:style-name="P7">QUESTÃO 13</text:p>
      <text:p text:style-name="Text_20_body">Sua empresa analisou como você solicita e registra o consentimento?</text:p>
      <text:p text:style-name="P7">QUESTÃO 14</text:p>
      <text:p text:style-name="Text_20_body">Existe uma área que o titular dos dados possa consultar a finalidade do tratamento de determinado dado pessoal?</text:p>
      <text:p text:style-name="P7">QUESTÃO 15</text:p>
      <text:p text:style-name="Text_20_body">Existe uma área que o titular dos dados possa mudar a finalidade do tratamento de determinado dado pessoal?</text:p>
      <text:p text:style-name="P7">QUESTÃO 16</text:p>
      <text:p text:style-name="Text_20_body">Existe uma área que o titular dos dados possa remover o consentimento de um dado sensível?</text:p>
      <text:p text:style-name="P7">QUESTÃO 17</text:p>
      <text:p text:style-name="Text_20_body">Todo o tratamento do dado mantém um registro no banco de dados ?</text:p>
      <text:p text:style-name="Heading"><text:span text:style-name="T1">Tema: </text:span><text:s/>Requisição dos dados pelo titular</text:p>
      <text:p text:style-name="P7">QUESTÃO 18</text:p>
      <text:p text:style-name="Text_20_body">Está documentado situações em que o titular solicita dados alegando precisar para o negócio com a sua empresa ?</text:p>
      <text:p text:style-name="P7">QUESTÃO 19</text:p>
      <text:p text:style-name="Text_20_body">Está documentado situações em que o titular solicita dados </text:p>
      <text:p text:style-name="P7"><text:soft-page-break/>QUESTÃO 20</text:p>
      <text:p text:style-name="Text_20_body">Se você precisar processar dados para proteger os interesses vitais de um indivíduo, sua empresa documentou claramente as circunstâncias em que serão relevantes ?</text:p>
      <text:p text:style-name="P7">QUESTÃO 2<text:span text:style-name="T4">2</text:span></text:p>
      <text:p text:style-name="Text_20_body">Sua empresa documenta sua justificativa para confiar nessa base e informa as pessoas quando necessário?</text:p>
      <text:h text:style-name="Heading_20_1" text:outline-level="1" text:is-list-header="true">RESPONSABILIDADE E GOVERNANÇA</text:h>
      <text:p text:style-name="Text_20_body"/>
      <text:p text:style-name="Heading"><text:span text:style-name="T1">Tema: </text:span>Responsabilização</text:p>
      <text:p text:style-name="P7">QUESTÃO 2<text:span text:style-name="T4">3</text:span></text:p>
      <text:p text:style-name="Text_20_body">Sua empresa possui uma política de proteção de dados apropriada ?</text:p>
      <text:p text:style-name="P7">QUESTÃO 2<text:span text:style-name="T4">4</text:span></text:p>
      <text:p text:style-name="Text_20_body"><text:span text:style-name="T1">S</text:span>ua empresa se preocupa também com a manutenção de dados pessoais guardados em registros físicos ?</text:p>
      <text:p text:style-name="P7">QUESTÃO 2<text:span text:style-name="T4">5</text:span></text:p>
      <text:p text:style-name="Text_20_body">Sua empresa monitora sua própria conformidade com as políticas de proteção de dados e aplica melhoria contínua em relação aos controles segurança de dados e a <text:span text:style-name="T1">eficácia</text:span> atribuída à <text:span text:style-name="T4">conscientização</text:span> dos colaboradores ?</text:p>
      <text:p text:style-name="P7">QUESTÃO 2<text:span text:style-name="T4">6</text:span></text:p>
      <text:p text:style-name="Text_20_body">Sua empresa oferece treinamento sobre proteção de dados para tod<text:span text:style-name="T4">os os colaboradores </text:span>?</text:p>
      <text:p text:style-name="Heading"><text:span text:style-name="T1">Tema: </text:span>Contratos de operador <text:span text:style-name="T1">terceirizado</text:span></text:p>
      <text:p text:style-name="P7">QUESTÃO 2<text:span text:style-name="T4">7</text:span></text:p>
      <text:p text:style-name="Text_20_body">Sua empresa possui um contrato por escrito com qualquer operador ?</text:p>
      <text:p text:style-name="P7">QUESTÃO 2<text:span text:style-name="T4">8</text:span></text:p>
      <text:p text:style-name="Text_20_body">Sua empresa possui monitoramento sobre o tratamento dado a um operador terceiro ? </text:p>
      <text:p text:style-name="P6"><text:span text:style-name="T1">Tema: Método Privacy by</text:span> design</text:p>
      <text:p text:style-name="P7">QUESTÃO 2<text:span text:style-name="T4">9</text:span></text:p>
      <text:p text:style-name="Text_20_body">Sua empresa implementou medidas técnicas e organizacionais apropriadas para integrar a proteção de dados às suas atividades de processamento ?</text:p>
      <text:p text:style-name="Heading"><text:soft-page-break/><text:span text:style-name="T1">Tema:</text:span> Padrão de boas práticas</text:p>
      <text:p text:style-name="P8">QUESTÃO <text:span text:style-name="T4">30</text:span></text:p>
      <text:p text:style-name="P12">Os sistemas utilizados para o tratamento de dados pessoais são estruturados a atender aos padrões de boas práticas e de governança ?</text:p>
      <text:p text:style-name="Heading"><text:span text:style-name="T1">Tema: </text:span>Responsáveis pela proteção de dados</text:p>
      <text:p text:style-name="P8">QUESTÃO <text:span text:style-name="T4">31</text:span></text:p>
      <text:p text:style-name="Text_20_body">Sua empresa nomeou um líder de proteção de dados (<text:span text:style-name="T2">Encarregado</text:span>)?</text:p>
      <text:p text:style-name="Heading"><text:span text:style-name="T1">Tema: </text:span>Responsabilidade da gerência</text:p>
      <text:p text:style-name="P8">QUESTÃO <text:span text:style-name="T4">32</text:span></text:p>
      <text:p text:style-name="P13"><text:span text:style-name="T2">O comitê de proteção de dados da empresa</text:span> demonstra suporte à legislação de e promove uma cultura positiva de conformidade de proteção de dados?</text:p>
      <text:p text:style-name="P13"/>
      <text:h text:style-name="Heading_20_1" text:outline-level="1" text:is-list-header="true">TRATAMENTO DE INCIDENTE</text:h>
      <text:p text:style-name="Heading">Tema: Respostas rápidas ao incidente</text:p>
      <text:p text:style-name="P8">QUESTÃO <text:span text:style-name="T2">33</text:span></text:p>
      <text:p text:style-name="P15">Existe algum modelo de comunicado oficial para enviar a autoridade nacional e o titular sobre a ocorrência de um incidente conforme é requisitado na lei ?</text:p>
      <text:p text:style-name="P8">QUESTÃO <text:span text:style-name="T2">34</text:span></text:p>
      <text:p text:style-name="P15">Existe um relatório de impacto pré-moldado para rapidamente fornecer à autoridade nacional em caso de incidente ?</text:p>
      <text:p text:style-name="Heading"><text:span text:style-name="T5">T</text:span>ema: Reparo ao <text:span text:style-name="T4">titular dos dados</text:span></text:p>
      <text:p text:style-name="P8">QUESTÃO <text:span text:style-name="T2">35</text:span></text:p>
      <text:p text:style-name="Text_20_body">Existe alguma política ou processo que faça a gestão de reparos aos danos causados de um incidente por transgressão à lei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2" svg:font-family="OpenSymbol, 'Arial Unicode MS'" style:font-charset="x-symbol"/>
    <style:font-face style:name="Wingdings" svg:font-family="Wingdings" style:font-charset="x-symbol"/>
    <style:font-face style:name="OpenSymbol1" svg:font-family="OpenSymbol, 'Arial Unicode MS'"/>
    <style:font-face style:name="Symbol" svg:font-family="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0" style:family="text">
      <style:text-properties style:font-name="Symbol" fo:font-family="Symbol" fo:font-size="12pt" style:font-size-asian="12pt" style:font-name-complex="OpenSymbol2" style:font-family-complex="OpenSymbol, 'Arial Unicode MS'" style:font-charset-complex="x-symbol" style:font-size-complex="12pt"/>
    </style:style>
    <style:style style:name="WW8Num4z1" style:family="text">
      <style:text-properties style:font-name="Wingdings" fo:font-family="Wingdings" style:font-charset="x-symbol" fo:font-size="12pt" style:font-size-asian="12pt" style:font-name-complex="OpenSymbol2" style:font-family-complex="OpenSymbol, 'Arial Unicode MS'" style:font-charset-complex="x-symbol" style:font-size-complex="12pt"/>
    </style:style>
    <style:style style:name="WW8Num4z2" style:family="text">
      <style:text-properties style:font-name="OpenSymbol1" fo:font-family="OpenSymbol, 'Arial Unicode MS'" style:font-name-complex="OpenSymbol2" style:font-family-complex="OpenSymbol, 'Arial Unicode MS'" style:font-charset-complex="x-symbol"/>
    </style:style>
    <text:outline-style style:name="Outline"/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2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2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2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2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2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0:23:09.947000000</meta:creation-date>
    <dc:date>2019-10-24T00:31:44.463613124</dc:date>
    <meta:editing-duration>PT1H4M2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4" meta:paragraph-count="88" meta:word-count="780" meta:character-count="4391" meta:non-whitespace-character-count="3774"/>
  </office:meta>
</office:document-meta>
</file>